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bold" officeooo:rsid="001967f2" officeooo:paragraph-rsid="001967f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bold" officeooo:rsid="001a66cd" officeooo:paragraph-rsid="001a66c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967f2" officeooo:paragraph-rsid="001967f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a66cd" officeooo:paragraph-rsid="001a66cd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1967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ddaganga Institute of Technology, Tumakuru 572103</text:p>
      <text:p text:style-name="P2">Department of Information Science and Engineering</text:p>
      <text:p text:style-name="P1"/>
      <text:p text:style-name="P3">Data Structures and Its Applications (3RIS02)</text:p>
      <text:p text:style-name="P3">Assignment (2019-20) – F</text:p>
      <text:p text:style-name="P3"/>
      <text:p text:style-name="P4">Date:- 25/10/2019</text:p>
      <text:p text:style-name="P4">Name:- Aditya Pathak</text:p>
      <text:p text:style-name="P4">USN:- 1SI18IS003</text:p>
      <text:p text:style-name="P4"/>
      <text:p text:style-name="P4"/>
      <text:p text:style-name="P4">1.)<text:tab/>Write a recursive function to convert the binary number to</text:p>
      <text:p text:style-name="P4"><text:s text:c="3"/><text:tab/> decimal.</text:p>
      <text:p text:style-name="P4"/>
      <text:p text:style-name="P8">#include&lt;stdio.h&gt;</text:p>
      <text:p text:style-name="P8">#include&lt;stdlib.h&gt;</text:p>
      <text:p text:style-name="P8">#include&lt;math.h&gt;</text:p>
      <text:p text:style-name="P8"/>
      <text:p text:style-name="P8">struct stack</text:p>
      <text:p text:style-name="P8">{</text:p>
      <text:p text:style-name="P8"><text:s text:c="2"/>int data[20];</text:p>
      <text:p text:style-name="P8"><text:s text:c="2"/>int top;</text:p>
      <text:p text:style-name="P8">}st;</text:p>
      <text:p text:style-name="P8"/>
      <text:p text:style-name="P8">int b2d(int bin)</text:p>
      <text:p text:style-name="P8">{</text:p>
      <text:p text:style-name="P8"><text:s text:c="2"/>if(bin == 1 || bin == 0)</text:p>
      <text:p text:style-name="P8"><text:s text:c="4"/>st.data[++st.top] = bin;</text:p>
      <text:p text:style-name="P8"><text:s text:c="2"/>else</text:p>
      <text:p text:style-name="P8"><text:s text:c="2"/>{</text:p>
      <text:p text:style-name="P8"><text:s text:c="4"/>b2d(bin/10);</text:p>
      <text:p text:style-name="P8"><text:s text:c="4"/>st.data[++st.top] = bin%10;</text:p>
      <text:p text:style-name="P8"><text:s text:c="2"/>}</text:p>
      <text:p text:style-name="P8">}</text:p>
      <text:p text:style-name="P8"/>
      <text:p text:style-name="P8">int main()</text:p>
      <text:p text:style-name="P8">{</text:p>
      <text:p text:style-name="P8"><text:s text:c="2"/>st.top = -1;</text:p>
      <text:p text:style-name="P8"><text:s text:c="2"/>int bin;</text:p>
      <text:p text:style-name="P8"><text:s text:c="2"/>int sum = 0;</text:p>
      <text:p text:style-name="P8"><text:s text:c="2"/>printf("Enter Binary no: ");</text:p>
      <text:p text:style-name="P8"><text:s text:c="2"/>scanf("%d",&amp;bin);</text:p>
      <text:p text:style-name="P8"><text:s text:c="2"/>for(int i = 0 ; i &lt;= st.top ; i++)</text:p>
      <text:p text:style-name="P8"><text:s text:c="2"/>{</text:p>
      <text:p text:style-name="P8"><text:s text:c="4"/>sum = sum + st.data[i]*pow(2,i);</text:p>
      <text:p text:style-name="P8"><text:s text:c="2"/>}</text:p>
      <text:p text:style-name="P8"><text:s text:c="2"/>printf("Decimal form of %d is: %d\n",bin,sum);</text:p>
      <text:p text:style-name="P8"><text:s text:c="2"/>return 0;</text:p>
      <text:p text:style-name="P8">}</text:p>
      <text:p text:style-name="P4"/>
      <text:p text:style-name="P4"/>
      <text:p text:style-name="P4"><text:soft-page-break/>2.)<text:tab/>Write a program in C to convert a decimal number to binary</text:p>
      <text:p text:style-name="P4"><text:s text:c="5"/><text:tab/>using recursion.</text:p>
      <text:p text:style-name="P4"/>
      <text:p text:style-name="P6">#include&lt;stdio.h&gt;</text:p>
      <text:p text:style-name="P6">#include&lt;stdlib.h&gt;</text:p>
      <text:p text:style-name="P6"/>
      <text:p text:style-name="P6">struct stack</text:p>
      <text:p text:style-name="P6">{</text:p>
      <text:p text:style-name="P6"><text:s text:c="2"/>int data[10];</text:p>
      <text:p text:style-name="P6"><text:s text:c="2"/>int top;</text:p>
      <text:p text:style-name="P6">}Bin;</text:p>
      <text:p text:style-name="P6"/>
      <text:p text:style-name="P6">void d2b(int n)</text:p>
      <text:p text:style-name="P6">{</text:p>
      <text:p text:style-name="P6"><text:s text:c="2"/>if(n == 1 || n == 0)</text:p>
      <text:p text:style-name="P6"><text:s text:c="2"/>{</text:p>
      <text:p text:style-name="P6"><text:s text:c="4"/>Bin.data[++Bin.top] = n;</text:p>
      <text:p text:style-name="P6"><text:s text:c="4"/>return;</text:p>
      <text:p text:style-name="P6"><text:s text:c="2"/>}</text:p>
      <text:p text:style-name="P6"><text:s text:c="2"/>else</text:p>
      <text:p text:style-name="P6"><text:s text:c="2"/>{</text:p>
      <text:p text:style-name="P6"><text:s text:c="4"/>int qut , rem;</text:p>
      <text:p text:style-name="P6"><text:s text:c="4"/>qut = n / 2;</text:p>
      <text:p text:style-name="P6"><text:s text:c="4"/>rem = n % 2;</text:p>
      <text:p text:style-name="P6"><text:s text:c="4"/>Bin.data[++Bin.top] = rem;</text:p>
      <text:p text:style-name="P6"><text:s text:c="4"/>d2b(qut);</text:p>
      <text:p text:style-name="P6"><text:s text:c="2"/>}</text:p>
      <text:p text:style-name="P6">}</text:p>
      <text:p text:style-name="P6"/>
      <text:p text:style-name="P6">int main()</text:p>
      <text:p text:style-name="P6">{</text:p>
      <text:p text:style-name="P6"><text:s text:c="2"/>int dec;</text:p>
      <text:p text:style-name="P6"><text:s text:c="2"/>Bin.top = -1;</text:p>
      <text:p text:style-name="P6"><text:s text:c="2"/>printf("Enter Decimal no : ");</text:p>
      <text:p text:style-name="P6"><text:s text:c="2"/>scanf("%d",&amp;dec);</text:p>
      <text:p text:style-name="P6"><text:s text:c="2"/>printf("Binary Form of %d is: ",dec);</text:p>
      <text:p text:style-name="P6"><text:s text:c="2"/>d2b(dec);</text:p>
      <text:p text:style-name="P6"><text:s text:c="2"/>while(Bin.top != -1)</text:p>
      <text:p text:style-name="P6"><text:s text:c="2"/>{</text:p>
      <text:p text:style-name="P6"><text:s text:c="4"/>printf("%d",Bin.data[Bin.top--]);</text:p>
      <text:p text:style-name="P6"><text:s text:c="2"/>}</text:p>
      <text:p text:style-name="P6"><text:s text:c="2"/>printf("\n");</text:p>
      <text:p text:style-name="P6"><text:s text:c="2"/>return 0;</text:p>
      <text:p text:style-name="P6">}</text:p>
      <text:p text:style-name="P6"/>
      <text:p text:style-name="P6"/>
      <text:p text:style-name="P4">3.)<text:tab/>Write a program in C to encrypt the contents of a file by reading</text:p>
      <text:p text:style-name="P4"><text:tab/>the key as integer number.</text:p>
      <text:p text:style-name="P4"/>
      <text:p text:style-name="P6">#include&lt;stdio.h&gt;</text:p>
      <text:p text:style-name="P6">#include&lt;stdlib.h&gt;</text:p>
      <text:p text:style-name="P6">#include&lt;string.h&gt;</text:p>
      <text:p text:style-name="P6"><text:soft-page-break/></text:p>
      <text:p text:style-name="P6">int main()</text:p>
      <text:p text:style-name="P6">{</text:p>
      <text:p text:style-name="P6"><text:s text:c="2"/>printf("File Encryption Program\n");</text:p>
      <text:p text:style-name="P6"><text:s text:c="2"/>FILE *fp1 , *fp2;</text:p>
      <text:p text:style-name="P6"><text:s text:c="2"/>char file1[20] , file2[20];</text:p>
      <text:p text:style-name="P6"><text:s text:c="2"/>printf("Enter the name of the file to read: ");</text:p>
      <text:p text:style-name="P6"><text:s text:c="2"/>scanf("%s",file1);</text:p>
      <text:p text:style-name="P6"><text:s text:c="2"/>fp1 = fopen(file1, "r");</text:p>
      <text:p text:style-name="P6"><text:s text:c="2"/>if(fp1 == NULL)</text:p>
      <text:p text:style-name="P6"><text:s text:c="2"/>{</text:p>
      <text:p text:style-name="P6"><text:s text:c="4"/>printf("File does not exist!\n");</text:p>
      <text:p text:style-name="P6"><text:s text:c="4"/>exit(1);</text:p>
      <text:p text:style-name="P6"><text:s text:c="2"/>}</text:p>
      <text:p text:style-name="P6"><text:s text:c="2"/>printf("Enter the name of the output file: ");</text:p>
      <text:p text:style-name="P6"><text:s text:c="2"/>scanf("%s",file2);</text:p>
      <text:p text:style-name="P6"><text:s text:c="2"/>fp2 = fopen(file2 , "w");</text:p>
      <text:p text:style-name="P6"><text:s text:c="2"/>if(fp2 == NULL)</text:p>
      <text:p text:style-name="P6"><text:s text:c="2"/>{</text:p>
      <text:p text:style-name="P6"><text:s text:c="4"/>printf("Invalid Destination\n");</text:p>
      <text:p text:style-name="P6"><text:s text:c="4"/>fclose(fp1);</text:p>
      <text:p text:style-name="P6"><text:s text:c="4"/>exit(1);</text:p>
      <text:p text:style-name="P6"><text:s text:c="2"/>}</text:p>
      <text:p text:style-name="P6"><text:s text:c="2"/>char ch;</text:p>
      <text:p text:style-name="P6"><text:s text:c="2"/>while(1)</text:p>
      <text:p text:style-name="P6"><text:s text:c="2"/>{</text:p>
      <text:p text:style-name="P6"><text:s text:c="4"/>ch = fgetc(fp1);</text:p>
      <text:p text:style-name="P6"><text:s text:c="4"/>if(ch == EOF)</text:p>
      <text:p text:style-name="P6"><text:s text:c="6"/>break;</text:p>
      <text:p text:style-name="P6"><text:s text:c="4"/>ch = ch + 1;</text:p>
      <text:p text:style-name="P6"><text:s text:c="4"/>fputc(ch, fp2);</text:p>
      <text:p text:style-name="P6"><text:s text:c="2"/>}</text:p>
      <text:p text:style-name="P6"><text:s text:c="2"/>fclose(fp1);</text:p>
      <text:p text:style-name="P6"><text:s text:c="2"/>fclose(fp2);</text:p>
      <text:p text:style-name="P6"><text:s text:c="2"/>printf("File Sucessfully Encrypted\n");</text:p>
      <text:p text:style-name="P6"><text:s text:c="2"/>return 0;</text:p>
      <text:p text:style-name="P6">}</text:p>
      <text:p text:style-name="P6"/>
      <text:p text:style-name="P6"/>
      <text:p text:style-name="P4">4.)<text:tab/>Write C program to implement queue using two stacks only.</text:p>
      <text:p text:style-name="P4"/>
      <text:p text:style-name="P6">#include&lt;stdio.h&gt;</text:p>
      <text:p text:style-name="P6">#include&lt;stdlib.h&gt;</text:p>
      <text:p text:style-name="P6"/>
      <text:p text:style-name="P6">struct stack</text:p>
      <text:p text:style-name="P6">{</text:p>
      <text:p text:style-name="P6"><text:s text:c="2"/>int data[20];</text:p>
      <text:p text:style-name="P6"><text:s text:c="2"/>int top;</text:p>
      <text:p text:style-name="P6">};</text:p>
      <text:p text:style-name="P6"/>
      <text:p text:style-name="P6">int isEmpty(struct stack *s)</text:p>
      <text:p text:style-name="P6">{</text:p>
      <text:p text:style-name="P6"><text:soft-page-break/><text:s text:c="2"/>if(s-&gt;top == -1)</text:p>
      <text:p text:style-name="P6"><text:s text:c="4"/>return 1;</text:p>
      <text:p text:style-name="P6"><text:s text:c="2"/>else</text:p>
      <text:p text:style-name="P6"><text:s text:c="4"/>return 0;</text:p>
      <text:p text:style-name="P6">}</text:p>
      <text:p text:style-name="P6"/>
      <text:p text:style-name="P6">int isFull(struct stack *s)</text:p>
      <text:p text:style-name="P6">{</text:p>
      <text:p text:style-name="P6"><text:s text:c="2"/>if(s-&gt;top == 19)</text:p>
      <text:p text:style-name="P6"><text:s text:c="4"/>return 1;</text:p>
      <text:p text:style-name="P6"><text:s text:c="2"/>else</text:p>
      <text:p text:style-name="P6"><text:s text:c="4"/>return 0;</text:p>
      <text:p text:style-name="P6">}</text:p>
      <text:p text:style-name="P6"/>
      <text:p text:style-name="P6">void push(struct stack *s,int ele)</text:p>
      <text:p text:style-name="P6">{</text:p>
      <text:p text:style-name="P6"><text:s text:c="2"/>if(isFull(s))</text:p>
      <text:p text:style-name="P6"><text:s text:c="2"/>{</text:p>
      <text:p text:style-name="P6"><text:s text:c="4"/>printf("\nno space left\n");</text:p>
      <text:p text:style-name="P6"><text:s text:c="4"/>return;</text:p>
      <text:p text:style-name="P6"><text:s text:c="2"/>}</text:p>
      <text:p text:style-name="P6"><text:s text:c="2"/>s-&gt;data[++s-&gt;top] = ele;</text:p>
      <text:p text:style-name="P6">}</text:p>
      <text:p text:style-name="P6"/>
      <text:p text:style-name="P6">int pop(struct stack *s)</text:p>
      <text:p text:style-name="P6">{</text:p>
      <text:p text:style-name="P6"><text:s text:c="2"/>if(isEmpty(s))</text:p>
      <text:p text:style-name="P6"><text:s text:c="2"/>{</text:p>
      <text:p text:style-name="P6"><text:s text:c="4"/>printf("\nempty list\n");</text:p>
      <text:p text:style-name="P6"><text:s text:c="4"/>exit(1);</text:p>
      <text:p text:style-name="P6"><text:s text:c="2"/>}</text:p>
      <text:p text:style-name="P6"><text:s text:c="2"/>return s-&gt;data[s-&gt;top--];</text:p>
      <text:p text:style-name="P6">}</text:p>
      <text:p text:style-name="P6"/>
      <text:p text:style-name="P6">void insert(struct stack *s)</text:p>
      <text:p text:style-name="P6">{</text:p>
      <text:p text:style-name="P6"><text:s text:c="2"/>int ele;</text:p>
      <text:p text:style-name="P6"><text:s text:c="2"/>printf("\nEnter no to insert: ");</text:p>
      <text:p text:style-name="P6"><text:s text:c="2"/>scanf("%d",&amp;ele);</text:p>
      <text:p text:style-name="P6"><text:s text:c="2"/>push(s,ele);</text:p>
      <text:p text:style-name="P6">}</text:p>
      <text:p text:style-name="P6"/>
      <text:p text:style-name="P6">void delete(struct stack *s , struct stack *s2)</text:p>
      <text:p text:style-name="P6">{</text:p>
      <text:p text:style-name="P6"><text:s text:c="2"/>if(s2-&gt;top == -1)</text:p>
      <text:p text:style-name="P6"><text:s text:c="2"/>{</text:p>
      <text:p text:style-name="P6"><text:s text:c="4"/>while(s-&gt;top != -1)</text:p>
      <text:p text:style-name="P6"><text:s text:c="4"/>{</text:p>
      <text:p text:style-name="P6"><text:s text:c="8"/>push(s2,pop(s));</text:p>
      <text:p text:style-name="P6"><text:s text:c="4"/>}</text:p>
      <text:p text:style-name="P6"><text:s text:c="2"/>}</text:p>
      <text:p text:style-name="P6"><text:s text:c="2"/>printf("\nDeleted element is: %d\n",pop(s2));</text:p>
      <text:p text:style-name="P6"><text:soft-page-break/>}</text:p>
      <text:p text:style-name="P6"/>
      <text:p text:style-name="P6">int main()</text:p>
      <text:p text:style-name="P6">{</text:p>
      <text:p text:style-name="P6"><text:s text:c="2"/>struct stack s1,s2;</text:p>
      <text:p text:style-name="P6"><text:s text:c="2"/>s1.top = s2.top = -1;</text:p>
      <text:p text:style-name="P6"><text:s text:c="2"/>int choice;</text:p>
      <text:p text:style-name="P6"><text:s text:c="2"/>char ch;</text:p>
      <text:p text:style-name="P6"><text:s text:c="2"/>do {</text:p>
      <text:p text:style-name="P6"><text:s text:c="4"/>printf("\n1.insert\n2.delete\nchoice: ");</text:p>
      <text:p text:style-name="P6"><text:s text:c="4"/>scanf("%d",&amp;choice);</text:p>
      <text:p text:style-name="P6"><text:s text:c="4"/>switch(choice)</text:p>
      <text:p text:style-name="P6"><text:s text:c="4"/>{</text:p>
      <text:p text:style-name="P6"><text:s text:c="6"/>case 1: insert(&amp;s1);break;</text:p>
      <text:p text:style-name="P6"><text:s text:c="6"/>case 2: delete(&amp;s1,&amp;s2);break;</text:p>
      <text:p text:style-name="P6"><text:s text:c="6"/>case 3: display(s2);break;</text:p>
      <text:p text:style-name="P6"><text:s text:c="6"/>default: printf("\nInvalid\n");</text:p>
      <text:p text:style-name="P6"><text:s text:c="4"/>}</text:p>
      <text:p text:style-name="P6"><text:s text:c="4"/>printf("\ncontinue: ");</text:p>
      <text:p text:style-name="P6"><text:s text:c="4"/>scanf(" %c",&amp;ch);</text:p>
      <text:p text:style-name="P6"><text:s text:c="2"/>} while(ch == 'y');</text:p>
      <text:p text:style-name="P6"><text:s text:c="2"/>return 0;</text:p>
      <text:p text:style-name="P6">}</text:p>
      <text:p text:style-name="P6"/>
      <text:p text:style-name="P6"/>
      <text:p text:style-name="P5">5.)<text:tab/>Write a recursive function to print the linked list values in reverse</text:p>
      <text:p text:style-name="P5"><text:tab/>order without reversing the list.</text:p>
      <text:p text:style-name="P5"/>
      <text:p text:style-name="P7">#include&lt;stdio.h&gt;</text:p>
      <text:p text:style-name="P7">#include&lt;stdlib.h&gt;</text:p>
      <text:p text:style-name="P7"/>
      <text:p text:style-name="P7">struct Node</text:p>
      <text:p text:style-name="P7">{</text:p>
      <text:p text:style-name="P7"><text:s text:c="2"/>int data;</text:p>
      <text:p text:style-name="P7"><text:s text:c="2"/>struct Node *next;</text:p>
      <text:p text:style-name="P7">};</text:p>
      <text:p text:style-name="P7"/>
      <text:p text:style-name="P7">struct stack</text:p>
      <text:p text:style-name="P7">{</text:p>
      <text:p text:style-name="P7"><text:s text:c="2"/>int data[20];</text:p>
      <text:p text:style-name="P7"><text:s text:c="2"/>int tp;</text:p>
      <text:p text:style-name="P7">}st;</text:p>
      <text:p text:style-name="P7"/>
      <text:p text:style-name="P7">typedef struct Node NODE;</text:p>
      <text:p text:style-name="P7"/>
      <text:p text:style-name="P7">void insert(NODE **top, int data)</text:p>
      <text:p text:style-name="P7">{</text:p>
      <text:p text:style-name="P7"><text:s text:c="2"/>NODE *temp;</text:p>
      <text:p text:style-name="P7"><text:s text:c="2"/>temp = (NODE *)malloc(sizeof(NODE));</text:p>
      <text:p text:style-name="P7"><text:s text:c="2"/>if(!temp)</text:p>
      <text:p text:style-name="P7"><text:s text:c="2"/>{</text:p>
      <text:p text:style-name="P7"><text:s text:c="4"/>printf("Memory allocation error\n");</text:p>
      <text:p text:style-name="P7"><text:soft-page-break/><text:s text:c="4"/>return ;</text:p>
      <text:p text:style-name="P7"><text:s text:c="2"/>}</text:p>
      <text:p text:style-name="P7"><text:s text:c="2"/>temp-&gt;data = data;</text:p>
      <text:p text:style-name="P7"><text:s text:c="2"/>temp-&gt;next = *top;</text:p>
      <text:p text:style-name="P7"><text:s text:c="2"/>*top = temp;</text:p>
      <text:p text:style-name="P7">}</text:p>
      <text:p text:style-name="P7"/>
      <text:p text:style-name="P7">void display(NODE *top)</text:p>
      <text:p text:style-name="P7">{</text:p>
      <text:p text:style-name="P7"><text:s text:c="2"/>NODE *p ;</text:p>
      <text:p text:style-name="P7"><text:s text:c="2"/>p = top;</text:p>
      <text:p text:style-name="P7"><text:s text:c="2"/>if(p == NULL)</text:p>
      <text:p text:style-name="P7"><text:s text:c="2"/>{</text:p>
      <text:p text:style-name="P7"><text:s text:c="4"/>printf("Empty List\n");</text:p>
      <text:p text:style-name="P7"><text:s text:c="4"/>return;</text:p>
      <text:p text:style-name="P7"><text:s text:c="2"/>}</text:p>
      <text:p text:style-name="P7"><text:s text:c="2"/>while(p != NULL)</text:p>
      <text:p text:style-name="P7"><text:s text:c="2"/>{</text:p>
      <text:p text:style-name="P7"><text:s text:c="4"/>printf("%d ",p-&gt;data);</text:p>
      <text:p text:style-name="P7"><text:s text:c="4"/>p = p-&gt;next;</text:p>
      <text:p text:style-name="P7"><text:s text:c="2"/>}</text:p>
      <text:p text:style-name="P7"><text:s text:c="2"/>printf("\n");</text:p>
      <text:p text:style-name="P7">}</text:p>
      <text:p text:style-name="P7"/>
      <text:p text:style-name="P7">void reverse(NODE *top)</text:p>
      <text:p text:style-name="P7">{</text:p>
      <text:p text:style-name="P7"><text:s text:c="2"/>NODE *temp;</text:p>
      <text:p text:style-name="P7"><text:s text:c="2"/>temp = top;</text:p>
      <text:p text:style-name="P7"><text:s text:c="2"/>if(temp == NULL)</text:p>
      <text:p text:style-name="P7"><text:s text:c="2"/>{</text:p>
      <text:p text:style-name="P7"><text:s text:c="4"/>printf("Empty List\n");</text:p>
      <text:p text:style-name="P7"><text:s text:c="4"/>return;</text:p>
      <text:p text:style-name="P7"><text:s text:c="2"/>}</text:p>
      <text:p text:style-name="P7"><text:s text:c="2"/>else</text:p>
      <text:p text:style-name="P7"><text:s text:c="2"/>{</text:p>
      <text:p text:style-name="P7"><text:s text:c="4"/>st.data[++st.tp]=temp-&gt;data;</text:p>
      <text:p text:style-name="P7"><text:s text:c="4"/>temp = temp-&gt;next;</text:p>
      <text:p text:style-name="P7"><text:s text:c="4"/>reverse(temp);</text:p>
      <text:p text:style-name="P7"><text:s text:c="2"/>}</text:p>
      <text:p text:style-name="P7">}</text:p>
      <text:p text:style-name="P7"/>
      <text:p text:style-name="P7">int main()</text:p>
      <text:p text:style-name="P7">{</text:p>
      <text:p text:style-name="P7"><text:s text:c="2"/>st.tp = -1;</text:p>
      <text:p text:style-name="P7"><text:s text:c="2"/>NODE *head = NULL;</text:p>
      <text:p text:style-name="P7"><text:s text:c="2"/>int choice;</text:p>
      <text:p text:style-name="P7"><text:s text:c="2"/>char ch;</text:p>
      <text:p text:style-name="P7"><text:s text:c="2"/>do {</text:p>
      <text:p text:style-name="P7"><text:s text:c="4"/>printf("1.Insert\n2.Display\n3.Reverse\nChoice: ");</text:p>
      <text:p text:style-name="P7"><text:s text:c="4"/>scanf("%d",&amp;choice);</text:p>
      <text:p text:style-name="P7"><text:s text:c="4"/>switch(choice)</text:p>
      <text:p text:style-name="P7"><text:s text:c="4"/>{</text:p>
      <text:p text:style-name="P7"><text:soft-page-break/><text:s text:c="6"/>case 1: printf("Insert Call\n");</text:p>
      <text:p text:style-name="P7"><text:s text:c="14"/>int ele;</text:p>
      <text:p text:style-name="P7"><text:s text:c="14"/>printf("Enter Element : ");</text:p>
      <text:p text:style-name="P7"><text:s text:c="14"/>scanf("%d",&amp;ele);</text:p>
      <text:p text:style-name="P7"><text:s text:c="14"/>insert(&amp;head , ele);</text:p>
      <text:p text:style-name="P7"><text:s text:c="14"/>break;</text:p>
      <text:p text:style-name="P7"/>
      <text:p text:style-name="P7"><text:s text:c="6"/>case 2: printf("Display Call\n");</text:p>
      <text:p text:style-name="P7"><text:s text:c="14"/>display(head);</text:p>
      <text:p text:style-name="P7"><text:s text:c="14"/>break;</text:p>
      <text:p text:style-name="P7"/>
      <text:p text:style-name="P7"><text:s text:c="6"/>case 3: reverse(head);</text:p>
      <text:p text:style-name="P7"><text:s text:c="14"/>for(int i = st.tp ; i &gt;= 0 ; i--)</text:p>
      <text:p text:style-name="P7"><text:s text:c="14"/>{</text:p>
      <text:p text:style-name="P7"><text:s text:c="16"/>printf("%d ",st.data[i]);</text:p>
      <text:p text:style-name="P7"><text:s text:c="14"/>}</text:p>
      <text:p text:style-name="P7"><text:s text:c="14"/>printf("\n");</text:p>
      <text:p text:style-name="P7"><text:s text:c="14"/>break;</text:p>
      <text:p text:style-name="P7"/>
      <text:p text:style-name="P7"><text:s text:c="6"/>default: printf("Invalid Choice\n");</text:p>
      <text:p text:style-name="P7"><text:s text:c="4"/>}</text:p>
      <text:p text:style-name="P7"><text:s text:c="4"/>printf("Do you want to continue(y/n): ");</text:p>
      <text:p text:style-name="P7"><text:s text:c="4"/>scanf(" %c",&amp;ch);</text:p>
      <text:p text:style-name="P7"><text:s text:c="2"/>} while(ch == 'y');</text:p>
      <text:p text:style-name="P7"><text:s text:c="2"/>return 0;</text:p>
      <text:p text:style-name="P7">}</text:p>
      <text:p text:style-name="P7"/>
      <text:p text:style-name="P5">6.)<text:tab/>Read N employee information containing employee name, id,</text:p>
      <text:p text:style-name="P5"><text:tab/>basic. Calculate the gross salary on the following basic:</text:p>
      <text:p text:style-name="P5"/>
      <text:p text:style-name="P5"><text:tab/><text:tab/>Basic <text:s text:c="17"/>HRA <text:s text:c="5"/>DA</text:p>
      <text:p text:style-name="P5"><text:tab/><text:tab/>1-5000 <text:s text:c="15"/>10% <text:s text:c="5"/>70%</text:p>
      <text:p text:style-name="P5"><text:tab/><text:tab/>5001-10000 <text:s text:c="7"/>15% <text:s text:c="5"/>60%</text:p>
      <text:p text:style-name="P5"><text:tab/><text:tab/>10001-20000 <text:s text:c="5"/>20% <text:s text:c="5"/>55%</text:p>
      <text:p text:style-name="P5"><text:tab/><text:tab/>Above 200000 <text:s text:c="3"/>25% <text:s text:c="5"/>50%</text:p>
      <text:p text:style-name="P5"/>
      <text:p text:style-name="P7">#include&lt;stdio.h&gt;</text:p>
      <text:p text:style-name="P7">#include&lt;stdlib.h&gt;</text:p>
      <text:p text:style-name="P7">#include&lt;string.h&gt;</text:p>
      <text:p text:style-name="P7"/>
      <text:p text:style-name="P7">struct employee</text:p>
      <text:p text:style-name="P7">{</text:p>
      <text:p text:style-name="P7"><text:s text:c="2"/>char name[20];</text:p>
      <text:p text:style-name="P7"><text:s text:c="2"/>char id[10];</text:p>
      <text:p text:style-name="P7"><text:s text:c="2"/>int basic_salary;</text:p>
      <text:p text:style-name="P7">};</text:p>
      <text:p text:style-name="P7"/>
      <text:p text:style-name="P7">typedef struct employee EMP;</text:p>
      <text:p text:style-name="P7"/>
      <text:p text:style-name="P7">int gross_Salary(EMP Employ[],int i)</text:p>
      <text:p text:style-name="P7">{</text:p>
      <text:p text:style-name="P7"><text:s text:c="2"/>int gross_salary;</text:p>
      <text:p text:style-name="P7"><text:soft-page-break/><text:s text:c="2"/>if(Employ[i].basic_salary &lt; 5000)</text:p>
      <text:p text:style-name="P7"><text:s text:c="2"/>{</text:p>
      <text:p text:style-name="P7"><text:s text:c="4"/>gross_salary = Employ[i].basic_salary + .1 * Employ[i].basic_salary + .7 * Employ[i].basic_salary;</text:p>
      <text:p text:style-name="P7"><text:s text:c="2"/>}</text:p>
      <text:p text:style-name="P7"><text:s text:c="2"/>else if(Employ[i].basic_salary &gt; 5000 &amp;&amp; Employ[i].basic_salary &lt; 10000)</text:p>
      <text:p text:style-name="P7"><text:s text:c="2"/>{</text:p>
      <text:p text:style-name="P7"><text:s text:c="4"/>gross_salary = Employ[i].basic_salary + .15 * Employ[i].basic_salary + .6 * Employ[i].basic_salary;</text:p>
      <text:p text:style-name="P7"><text:s text:c="2"/>}</text:p>
      <text:p text:style-name="P7"><text:s text:c="2"/>else if(Employ[i].basic_salary &gt; 10000 &amp;&amp; Employ[i].basic_salary &lt; 20000)</text:p>
      <text:p text:style-name="P7"><text:s text:c="2"/>{</text:p>
      <text:p text:style-name="P7"><text:s text:c="4"/>gross_salary = Employ[i].basic_salary + .2 * Employ[i].basic_salary + .55 * Employ[i].basic_salary;</text:p>
      <text:p text:style-name="P7"><text:s text:c="2"/>}</text:p>
      <text:p text:style-name="P7"><text:s text:c="2"/>else</text:p>
      <text:p text:style-name="P7"><text:s text:c="2"/>{</text:p>
      <text:p text:style-name="P7"><text:s text:c="4"/>gross_salary = Employ[i].basic_salary + .25 * Employ[i].basic_salary + .5 * Employ[i].basic_salary;</text:p>
      <text:p text:style-name="P7"><text:s text:c="2"/>}</text:p>
      <text:p text:style-name="P7"><text:s text:c="2"/>return gross_salary;</text:p>
      <text:p text:style-name="P7">}</text:p>
      <text:p text:style-name="P7"/>
      <text:p text:style-name="P7">int main()</text:p>
      <text:p text:style-name="P7">{</text:p>
      <text:p text:style-name="P7"><text:s text:c="2"/>EMP Employ[100];</text:p>
      <text:p text:style-name="P7"><text:s text:c="2"/>int n;</text:p>
      <text:p text:style-name="P7"><text:s text:c="2"/>int gross_salary;</text:p>
      <text:p text:style-name="P7"><text:s text:c="2"/>printf("Enter the no of employee: ");</text:p>
      <text:p text:style-name="P7"><text:s text:c="2"/>scanf("%d",&amp;n);</text:p>
      <text:p text:style-name="P7"><text:s text:c="2"/>printf("Enter Employee Details:-\n");</text:p>
      <text:p text:style-name="P7"><text:s text:c="2"/>for(int i = 0 ; i &lt; n ; i++)</text:p>
      <text:p text:style-name="P7"><text:s text:c="2"/>{</text:p>
      <text:p text:style-name="P7"><text:s text:c="4"/>printf("Name: ");</text:p>
      <text:p text:style-name="P7"><text:s text:c="4"/>scanf("%s",Employ[i].name);</text:p>
      <text:p text:style-name="P7"><text:s text:c="4"/>printf("ID: ");</text:p>
      <text:p text:style-name="P7"><text:s text:c="4"/>scanf("%s",Employ[i].id);</text:p>
      <text:p text:style-name="P7"><text:s text:c="4"/>printf("Basic Salary: ");</text:p>
      <text:p text:style-name="P7"><text:s text:c="4"/>scanf("%d",&amp;Employ[i].basic_salary);</text:p>
      <text:p text:style-name="P7"><text:s text:c="2"/>}</text:p>
      <text:p text:style-name="P7"><text:s text:c="2"/>printf("Employee Details are as follows:-\n");</text:p>
      <text:p text:style-name="P7"><text:s text:c="2"/>for(int i = 0 ; i &lt; n ; i++)</text:p>
      <text:p text:style-name="P7"><text:s text:c="2"/>{</text:p>
      <text:p text:style-name="P7"><text:s text:c="4"/>printf("Name: %s\nID: %s\nBase Salary: %d\nGross Salary: %d\n",Employ[i].name,Employ[i].id,Employ[i].basic_salary,gross_Salary(Employ,i));</text:p>
      <text:p text:style-name="P7"><text:s text:c="2"/>}</text:p>
      <text:p text:style-name="P7"><text:s text:c="2"/>return 0;</text:p>
      <text:p text:style-name="P7">}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22:14:40.053165175</meta:creation-date>
    <dc:date>2019-10-24T23:12:33.386661746</dc:date>
    <meta:editing-duration>PT35M14S</meta:editing-duration>
    <meta:editing-cycles>1</meta:editing-cycles>
    <meta:document-statistic meta:table-count="0" meta:image-count="0" meta:object-count="0" meta:page-count="8" meta:paragraph-count="357" meta:word-count="898" meta:character-count="6707" meta:non-whitespace-character-count="5246"/>
    <meta:generator>LibreOffice/6.0.7.3$Linux_X86_64 LibreOffice_project/00m0$Build-3</meta:generator>
  </office:meta>
</office:document-meta>
</file>